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28.16mm" fo:margin-left="0.09mm" fo:margin-top="0mm" fo:margin-bottom="0mm" table:align="left" style:writing-mode="lr-tb"/>
    </style:style>
    <style:style style:name="Table1.A" style:family="table-column">
      <style:table-column-properties style:column-width="19.19mm"/>
    </style:style>
    <style:style style:name="Table1.B" style:family="table-column">
      <style:table-column-properties style:column-width="18.52mm"/>
    </style:style>
    <style:style style:name="Table1.C" style:family="table-column">
      <style:table-column-properties style:column-width="16.42mm"/>
    </style:style>
    <style:style style:name="Table1.D" style:family="table-column">
      <style:table-column-properties style:column-width="28.29mm"/>
    </style:style>
    <style:style style:name="Table1.E" style:family="table-column">
      <style:table-column-properties style:column-width="27.89mm"/>
    </style:style>
    <style:style style:name="Table1.F" style:family="table-column">
      <style:table-column-properties style:column-width="23.14mm"/>
    </style:style>
    <style:style style:name="Table1.G" style:family="table-column">
      <style:table-column-properties style:column-width="20.62mm"/>
    </style:style>
    <style:style style:name="Table1.H" style:family="table-column">
      <style:table-column-properties style:column-width="18.71mm"/>
    </style:style>
    <style:style style:name="Table1.I" style:family="table-column">
      <style:table-column-properties style:column-width="20.76mm"/>
    </style:style>
    <style:style style:name="Table1.J" style:family="table-column">
      <style:table-column-properties style:column-width="34.61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C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2" style:family="table-cell">
      <style:table-cell-properties style:vertical-align="middle"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 style:data-style-name="N0">
      <style:table-cell-properties style:vertical-align="middle"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2" style:family="table-cell">
      <style:table-cell-properties style:vertical-align="middle"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2" style:family="table-cell">
      <style:table-cell-properties style:vertical-align="middle"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b4c7d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b4c7d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3" style:family="table-cell" style:data-style-name="N0">
      <style:table-cell-properties fo:background-color="#b4c7d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3" style:family="table-cell">
      <style:table-cell-properties fo:background-color="#b4c7d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3" style:family="table-cell">
      <style:table-cell-properties fo:background-color="#66666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3" style:family="table-cell">
      <style:table-cell-properties fo:background-color="#66666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3" style:family="table-cell">
      <style:table-cell-properties fo:background-color="#b4c7d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3" style:family="table-cell">
      <style:table-cell-properties fo:background-color="#b4c7d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4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4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4" style:family="table-cell" style:data-style-name="N0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4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4" style:family="table-cell">
      <style:table-cell-properties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4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4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4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5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5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5" style:family="table-cell" style:data-style-name="N0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5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5" style:family="table-cell">
      <style:table-cell-properties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5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5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5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6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6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6" style:family="table-cell" style:data-style-name="N0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6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6" style:family="table-cell">
      <style:table-cell-properties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6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6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6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7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7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7" style:family="table-cell" style:data-style-name="N0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7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7" style:family="table-cell">
      <style:table-cell-properties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7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7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7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8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8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8" style:family="table-cell" style:data-style-name="N0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8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8" style:family="table-cell">
      <style:table-cell-properties fo:background-color="#666666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8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8" style:family="table-cell">
      <style:table-cell-properties fo:background-color="#b4c7dc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8" style:family="table-cell">
      <style:table-cell-properties fo:background-color="#b4c7dc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9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9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9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9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9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9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9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9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9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9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0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0" style:family="table-cell">
      <style:table-cell-properties fo:background-color="#e8f2a1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10" style:family="table-cell">
      <style:table-cell-properties fo:background-color="#e8f2a1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10" style:family="table-cell" style:data-style-name="N0">
      <style:table-cell-properties fo:background-color="#e8f2a1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10" style:family="table-cell">
      <style:table-cell-properties fo:background-color="#e8f2a1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10" style:family="table-cell">
      <style:table-cell-properties fo:background-color="#e8f2a1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10" style:family="table-cell">
      <style:table-cell-properties fo:background-color="#66666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10" style:family="table-cell">
      <style:table-cell-properties fo:background-color="#e8f2a1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10" style:family="table-cell">
      <style:table-cell-properties fo:background-color="#e8f2a1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10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1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1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11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11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11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11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1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1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11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2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2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12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2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12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12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12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2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2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12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3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3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13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3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13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13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13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3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3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13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4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4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14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4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14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14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14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4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4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14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5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B15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C15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5" style:family="table-cell" style:data-style-name="N0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E15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F15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G15" style:family="table-cell">
      <style:table-cell-properties fo:background-color="#666666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5" style:family="table-cell">
      <style:table-cell-properties fo:background-color="#e8f2a1" fo:padding-left="1.91mm" fo:padding-right="1.91mm" fo:padding-top="0mm" fo:padding-bottom="0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5" style:family="table-cell">
      <style:table-cell-properties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J15" style:family="table-cell">
      <style:table-cell-properties style:vertical-align="middle" fo:background-color="#e8f2a1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A16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16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16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16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16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16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16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16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16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16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7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17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17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17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17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17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17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17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17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17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8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18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18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18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18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18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18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18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18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18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9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19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19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19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19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19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19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19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19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19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0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0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0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0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0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0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0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0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0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21" style:family="table-row">
      <style:table-row-properties style:min-row-height="0.83mm" fo:keep-together="auto"/>
    </style:style>
    <style:style style:name="Table1.A21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1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1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1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1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1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1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1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1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1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2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2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2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2" style:family="table-cell" style:data-style-name="N0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2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2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2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2" style:family="table-cell">
      <style:table-cell-properties fo:background-color="#ffffa6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2" style:family="table-cell">
      <style:table-cell-properties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2" style:family="table-cell">
      <style:table-cell-properties style:vertical-align="middle" fo:background-color="#ffffa6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3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3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3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3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3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3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3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3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3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3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4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4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4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4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4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4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4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4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4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4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5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5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5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5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5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5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5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5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5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5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6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6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6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6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6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6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6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6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6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6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7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7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7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7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7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7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7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7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7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7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8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8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8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8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8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8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8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8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8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8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9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9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9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D29" style:family="table-cell" style:data-style-name="N0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E29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29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29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H29" style:family="table-cell">
      <style:table-cell-properties fo:background-color="#ffb66c" fo:padding-left="1.91mm" fo:padding-right="1.91mm" fo:padding-top="0mm" fo:padding-bottom="0mm" fo:border-left="0.5pt solid #000000" fo:border-right="none" fo:border-top="none" fo:border-bottom="0.5pt solid #000000" style:writing-mode="lr-tb">
        <style:background-image/>
      </style:table-cell-properties>
    </style:style>
    <style:style style:name="Table1.I29" style:family="table-cell">
      <style:table-cell-properties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J29" style:family="table-cell">
      <style:table-cell-properties style:vertical-align="middle" fo:background-color="#ffb66c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Liberation Sans" officeooo:rsid="0006555e" officeooo:paragraph-rsid="0006555e"/>
    </style:style>
    <style:style style:name="P2" style:family="paragraph" style:parent-style-name="Standard">
      <style:text-properties style:font-name="Liberation Sans" officeooo:rsid="00095aed" officeooo:paragraph-rsid="00095aed"/>
    </style:style>
    <style:style style:name="P3" style:family="paragraph" style:parent-style-name="Standard">
      <style:text-properties style:font-name="Liberation Sans" officeooo:rsid="000a9488" officeooo:paragraph-rsid="000a9488"/>
    </style:style>
    <style:style style:name="P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paragraph-rsid="00032155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ab1b8" officeooo:paragraph-rsid="000ab1b8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cbbd1" officeooo:paragraph-rsid="000cbbd1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06555e" officeooo:paragraph-rsid="0006555e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06555e" officeooo:paragraph-rsid="000cd3f0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6555e" officeooo:paragraph-rsid="0006555e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6555e" officeooo:paragraph-rsid="000f9a1a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95aed" officeooo:paragraph-rsid="000f9a1a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95aed" officeooo:paragraph-rsid="0010b7e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95aed" officeooo:paragraph-rsid="00095aed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083370" officeooo:paragraph-rsid="00083370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83370" officeooo:paragraph-rsid="00083370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0cd3f0" officeooo:paragraph-rsid="000cd3f0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0cd3f0" officeooo:paragraph-rsid="000eb508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Liberation Sans" fo:font-size="11pt" fo:language="es" fo:country="ES" officeooo:rsid="000cd3f0" officeooo:paragraph-rsid="000eb508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eb508" officeooo:paragraph-rsid="000eb508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0f9a1a" officeooo:paragraph-rsid="000f9a1a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0b7e3" officeooo:paragraph-rsid="0010b7e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14b84" officeooo:paragraph-rsid="00114b84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2b2c9" officeooo:paragraph-rsid="0012b2c9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2b2c9" officeooo:paragraph-rsid="00157456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45fb4" officeooo:paragraph-rsid="00145fb4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478ba" officeooo:paragraph-rsid="001478ba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57456" officeooo:paragraph-rsid="00157456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82021" officeooo:paragraph-rsid="00182021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b712c" officeooo:paragraph-rsid="001b712c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c86a3" officeooo:paragraph-rsid="001c86a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f5014" officeooo:paragraph-rsid="001f5014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1f5014" officeooo:paragraph-rsid="0020e0c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20e0c3" officeooo:paragraph-rsid="0020e0c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220052" officeooo:paragraph-rsid="00220052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2296dd" officeooo:paragraph-rsid="002296dd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style:font-name="Liberation Sans" fo:font-size="11pt" fo:language="es" fo:country="ES" officeooo:rsid="0025352c" officeooo:paragraph-rsid="0025352c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s" fo:country="ES" officeooo:rsid="0025352c" officeooo:paragraph-rsid="0025352c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mm" fo:margin-bottom="0mm" style:contextual-spacing="false" fo:line-height="100%" fo:text-align="start" style:justify-single-word="false" fo:orphans="2" fo:widows="2"/>
      <style:text-properties style:font-name="Liberation Sans" fo:font-size="11pt" fo:language="es" fo:country="ES" officeooo:rsid="002c3889" officeooo:paragraph-rsid="002c3889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en" fo:country="US" officeooo:rsid="00083370" officeooo:paragraph-rsid="00083370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1pt" fo:language="fr" fo:country="FR" officeooo:paragraph-rsid="00032155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6pt" fo:language="es" fo:country="ES" style:letter-kerning="false" style:font-name-asian="Calibri" style:font-size-asian="16pt" style:language-asian="en" style:country-asian="US" style:font-size-complex="16pt" style:language-complex="ar" style:country-complex="SA"/>
    </style:style>
    <style:style style:name="P42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6pt" fo:language="es" fo:country="ES" officeooo:paragraph-rsid="00032155" style:letter-kerning="false" style:font-name-asian="Calibri" style:font-size-asian="16pt" style:language-asian="en" style:country-asian="US" style:font-size-complex="16pt" style:language-complex="ar" style:country-complex="SA"/>
    </style:style>
    <style:style style:name="P43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16pt" fo:language="es" fo:country="ES" officeooo:paragraph-rsid="0010b7e3" style:letter-kerning="false" style:font-name-asian="Calibri" style:font-size-asian="16pt" style:language-asian="en" style:country-asian="US" style:font-size-complex="16pt" style:language-complex="ar" style:country-complex="SA"/>
    </style:style>
    <style:style style:name="P4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8pt" fo:language="es" fo:country="ES" officeooo:rsid="00083370" officeooo:paragraph-rsid="00083370" style:letter-kerning="false" style:font-name-asian="Calibri" style:font-size-asian="8pt" style:language-asian="en" style:country-asian="US" style:font-size-complex="8pt" style:language-complex="ar" style:country-complex="SA"/>
    </style:style>
    <style:style style:name="P45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8pt" fo:language="es" fo:country="ES" officeooo:rsid="00083370" officeooo:paragraph-rsid="00095aed" style:letter-kerning="false" style:font-name-asian="Calibri" style:font-size-asian="8pt" style:language-asian="en" style:country-asian="US" style:font-size-complex="8pt" style:language-complex="ar" style:country-complex="SA"/>
    </style:style>
    <style:style style:name="P46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8pt" fo:language="es" fo:country="ES" officeooo:rsid="00083370" officeooo:paragraph-rsid="0010b7e3" style:letter-kerning="false" style:font-name-asian="Calibri" style:font-size-asian="8pt" style:language-asian="en" style:country-asian="US" style:font-size-complex="8pt" style:language-complex="ar" style:country-complex="SA"/>
    </style:style>
    <style:style style:name="P4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Liberation Sans" fo:font-size="7pt" fo:language="es" fo:country="ES" officeooo:rsid="000cd3f0" officeooo:paragraph-rsid="000eb508" style:letter-kerning="false" style:font-name-asian="Calibri" style:font-size-asian="7pt" style:language-asian="en" style:country-asian="US" style:font-size-complex="7pt" style:language-complex="ar" style:country-complex="SA"/>
    </style:style>
    <style:style style:name="P48" style:family="paragraph" style:parent-style-name="Standard">
      <style:text-properties style:font-name="Liberation Sans" officeooo:rsid="00095aed" officeooo:paragraph-rsid="00095aed"/>
    </style:style>
    <style:style style:name="P49" style:family="paragraph" style:parent-style-name="Standard">
      <style:text-properties style:font-name="Liberation Sans" officeooo:paragraph-rsid="0006555e"/>
    </style:style>
    <style:style style:name="P50" style:family="paragraph" style:parent-style-name="Standard">
      <style:paragraph-properties fo:break-before="page"/>
      <style:text-properties style:font-name="Liberation Sans" officeooo:paragraph-rsid="0006555e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c9211e" loext:opacity="100%" style:font-name="Liberation Sans" fo:font-size="11pt" fo:language="es" fo:country="ES" officeooo:paragraph-rsid="00032155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mm" fo:margin-bottom="0mm" style:contextual-spacing="false" fo:line-height="100%" fo:text-align="end" style:justify-single-word="false" fo:orphans="2" fo:widows="2"/>
      <style:text-properties fo:color="#c9211e" loext:opacity="100%" style:font-name="Liberation Sans" fo:font-size="11pt" fo:language="es" fo:country="ES" officeooo:rsid="000f9a1a" officeooo:paragraph-rsid="000f9a1a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55308d" loext:opacity="100%" style:font-name="Liberation Sans" fo:font-size="8pt" fo:language="es" fo:country="ES" officeooo:rsid="00083370" officeooo:paragraph-rsid="00095aed" style:letter-kerning="false" style:font-name-asian="Calibri" style:font-size-asian="8pt" style:language-asian="en" style:country-asian="US" style:font-size-complex="8pt" style:language-complex="ar" style:country-complex="SA"/>
    </style:style>
    <style:style style:name="P55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55308d" loext:opacity="100%" style:font-name="Liberation Sans" fo:font-size="8pt" fo:language="es" fo:country="ES" officeooo:rsid="00083370" officeooo:paragraph-rsid="0010b7e3" style:letter-kerning="false" style:font-name-asian="Calibri" style:font-size-asian="8pt" style:language-asian="en" style:country-asian="US" style:font-size-complex="8pt" style:language-complex="ar" style:country-complex="SA"/>
    </style:style>
    <style:style style:name="P56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28471f" loext:opacity="100%" style:font-name="Liberation Sans" fo:font-size="8pt" fo:language="es" fo:country="ES" officeooo:rsid="00083370" officeooo:paragraph-rsid="00095aed" style:letter-kerning="false" style:font-name-asian="Calibri" style:font-size-asian="8pt" style:language-asian="en" style:country-asian="US" style:font-size-complex="8pt" style:language-complex="ar" style:country-complex="SA"/>
    </style:style>
    <style:style style:name="P57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fo:color="#28471f" loext:opacity="100%" style:font-name="Liberation Sans" fo:font-size="8pt" fo:language="es" fo:country="ES" officeooo:rsid="00083370" officeooo:paragraph-rsid="0010b7e3" style:letter-kerning="false" style:font-name-asian="Calibri" style:font-size-asian="8pt" style:language-asian="en" style:country-asian="US" style:font-size-complex="8pt" style:language-complex="ar" style:country-complex="SA"/>
    </style:style>
    <style:style style:name="P58" style:family="paragraph" style:parent-style-name="Table_20_Contents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59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 fo:font-size="11pt" fo:language="es" fo:country="ES"/>
    </style:style>
    <style:style style:name="P60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 fo:font-size="11pt" fo:language="es" fo:country="ES" officeooo:paragraph-rsid="001478ba"/>
    </style:style>
    <style:style style:name="P61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 fo:font-size="11pt" fo:language="fr" fo:country="FR"/>
    </style:style>
    <style:style style:name="P62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 fo:font-size="11pt" fo:language="fr" fo:country="FR" officeooo:paragraph-rsid="001478ba"/>
    </style:style>
    <style:style style:name="P63" style:family="paragraph" style:parent-style-name="Text_20_body">
      <style:paragraph-properties fo:text-align="center" style:justify-single-word="false"/>
      <style:text-properties style:font-name="Liberation Sans1" fo:font-size="11pt" fo:language="fr" fo:country="FR" officeooo:paragraph-rsid="001478ba"/>
    </style:style>
    <style:style style:name="P64" style:family="paragraph" style:parent-style-name="Text_20_body">
      <style:paragraph-properties fo:text-align="center" style:justify-single-word="false"/>
      <style:text-properties style:font-name="Liberation Sans1" fo:font-size="11pt" fo:language="fr" fo:country="FR" officeooo:paragraph-rsid="00032155"/>
    </style:style>
    <style:style style:name="P65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/>
    </style:style>
    <style:style style:name="P66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style:font-name="Liberation Sans1" officeooo:paragraph-rsid="001478ba"/>
    </style:style>
    <style:style style:name="P67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</style:style>
    <style:style style:name="P68" style:family="paragraph" style:parent-style-name="Text_20_body">
      <style:paragraph-properties fo:margin-left="0mm" fo:margin-right="0mm" fo:margin-top="0mm" fo:margin-bottom="0mm" style:contextual-spacing="false" fo:text-align="center" style:justify-single-word="false" fo:orphans="2" fo:widows="2" fo:text-indent="0mm" style:auto-text-indent="false"/>
      <style:text-properties officeooo:paragraph-rsid="001478ba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officeooo:rsid="00095ae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a9488"/>
    </style:style>
    <style:style style:name="T6" style:family="text">
      <style:text-properties fo:language="fr" fo:country="FR"/>
    </style:style>
    <style:style style:name="T7" style:family="text">
      <style:text-properties officeooo:rsid="0006555e"/>
    </style:style>
    <style:style style:name="T8" style:family="text">
      <style:text-properties officeooo:rsid="00083370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95aed"/>
    </style:style>
    <style:style style:name="T11" style:family="text">
      <style:text-properties style:text-position="0% 100%" officeooo:rsid="0010b7e3"/>
    </style:style>
    <style:style style:name="T12" style:family="text">
      <style:text-properties officeooo:rsid="00095aed"/>
    </style:style>
    <style:style style:name="T13" style:family="text">
      <style:text-properties officeooo:rsid="000a21cd"/>
    </style:style>
    <style:style style:name="T14" style:family="text">
      <style:text-properties officeooo:rsid="000a9488"/>
    </style:style>
    <style:style style:name="T15" style:family="text">
      <style:text-properties fo:font-size="11pt" fo:language="es" fo:country="ES"/>
    </style:style>
    <style:style style:name="T16" style:family="text">
      <style:text-properties fo:font-size="11pt" fo:language="es" fo:country="ES" officeooo:rsid="001478ba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officeooo:rsid="000eb508"/>
    </style:style>
    <style:style style:name="T19" style:family="text">
      <style:text-properties officeooo:rsid="0010b7e3"/>
    </style:style>
    <style:style style:name="T20" style:family="text">
      <style:text-properties officeooo:rsid="00157456"/>
    </style:style>
    <style:style style:name="T21" style:family="text">
      <style:text-properties officeooo:rsid="001e406d"/>
    </style:style>
    <style:style style:name="T22" style:family="text">
      <style:text-properties officeooo:rsid="0020e0c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4">Scenario</text:p>
          </table:table-cell>
          <table:table-cell table:style-name="Table1.A1" office:value-type="string">
            <text:p text:style-name="P4">Traffic generator</text:p>
            <text:p text:style-name="P4">(packet/sec)<text:span text:style-name="T7">*</text:span></text:p>
          </table:table-cell>
          <table:table-cell table:style-name="Table1.C1" office:value-type="string">
            <text:p text:style-name="P7">Access Point Throughput**</text:p>
          </table:table-cell>
          <table:table-cell table:style-name="Table1.A1" office:value-type="string">
            <text:p text:style-name="P16">Captured throughput</text:p>
            <text:p text:style-name="P37">pak/s</text:p>
          </table:table-cell>
          <table:table-cell table:style-name="Table1.A1" office:value-type="string">
            <text:p text:style-name="P4">Captured packets (n<text:span text:style-name="T1">1</text:span>)</text:p>
          </table:table-cell>
          <table:table-cell table:style-name="Table1.A1" office:value-type="string">
            <text:p text:style-name="P4">Processed packets (n<text:span text:style-name="T1">2</text:span>)</text:p>
          </table:table-cell>
          <table:table-cell table:style-name="Table1.C1" office:value-type="string">
            <text:p text:style-name="P4" loext:marker-style-name="T4"><text:span text:style-name="T4">Number of ML</text:span><text:span text:style-name="T5">***</text:span></text:p>
            <text:p text:style-name="P4" loext:marker-style-name="T4"><text:span text:style-name="T4">executions (n</text:span><text:span text:style-name="T2">3</text:span><text:span text:style-name="T4">)</text:span></text:p>
          </table:table-cell>
          <table:table-cell table:style-name="Table1.C1" office:value-type="string">
            <text:p text:style-name="P39" loext:marker-style-name="T4">T1<text:span text:style-name="T12">***</text:span><text:span text:style-name="T14">*</text:span></text:p>
            <text:p text:style-name="P39" loext:marker-style-name="T4">(µs/packet)</text:p>
          </table:table-cell>
          <table:table-cell table:style-name="Table1.A1" office:value-type="string">
            <text:p text:style-name="P39" loext:marker-style-name="T4">T2<text:span text:style-name="T12">****</text:span><text:span text:style-name="T14">*</text:span></text:p>
            <text:p text:style-name="P39" loext:marker-style-name="T4">(µs/packet)</text:p>
          </table:table-cell>
          <table:table-cell table:style-name="Table1.A1" office:value-type="string">
            <text:p text:style-name="P4" loext:marker-style-name="T4"><text:span text:style-name="T4">Comentario</text:span></text:p>
          </table:table-cell>
        </table:table-row>
        <table:table-row table:style-name="Table1.1">
          <table:table-cell table:style-name="Table1.A2" table:number-rows-spanned="7" office:value-type="string">
            <text:p text:style-name="P42">1</text:p>
            <text:p text:style-name="P14">T<text:span text:style-name="T1">TEST</text:span><text:span text:style-name="T9"> = 240sec</text:span></text:p>
          </table:table-cell>
          <table:table-cell table:style-name="Table1.A2" office:value-type="string">
            <text:p text:style-name="P47"><text:span text:style-name="T17">NONE</text:span></text:p>
            <text:p text:style-name="P17"><text:span text:style-name="T18">******</text:span></text:p>
          </table:table-cell>
          <table:table-cell table:style-name="Table1.C2" office:value-type="string">
            <text:p text:style-name="P8">N/A</text:p>
          </table:table-cell>
          <table:table-cell table:style-name="Table1.D2" office:value-type="float" office:value="3.7">
            <text:p text:style-name="P58">3.7</text:p>
          </table:table-cell>
          <table:table-cell table:style-name="Table1.A2" office:value-type="string">
            <text:p text:style-name="P30">887</text:p>
          </table:table-cell>
          <table:table-cell table:style-name="Table1.F2" office:value-type="string">
            <text:p text:style-name="P52">0</text:p>
          </table:table-cell>
          <table:table-cell table:style-name="Table1.G2" office:value-type="string">
            <text:p text:style-name="P52">0</text:p>
          </table:table-cell>
          <table:table-cell table:style-name="Table1.C2" office:value-type="string">
            <text:p text:style-name="P30">1.254</text:p>
          </table:table-cell>
          <table:table-cell table:style-name="Table1.A2" office:value-type="string">
            <text:p text:style-name="P20">16</text:p>
          </table:table-cell>
          <table:table-cell table:style-name="Table1.A2" table:number-rows-spanned="7" office:value-type="string">
            <text:p text:style-name="P40" loext:marker-style-name="T6"/>
            <text:p text:style-name="P4" loext:marker-style-name="T6"><text:span text:style-name="T6">Escenario con solo T1;</text:span></text:p>
            <text:p text:style-name="P40" loext:marker-style-name="T6"/>
            <text:p text:style-name="P4" loext:marker-style-name="T6"><text:span text:style-name="T6">T2=T31=T32=0</text:span></text:p>
          </table:table-cell>
        </table:table-row>
        <table:table-row table:style-name="Table1.1">
          <table:covered-table-cell table:style-name="Table1.A2"/>
          <table:table-cell table:style-name="Table1.B3" office:value-type="string">
            <text:p text:style-name="P4">+0</text:p>
          </table:table-cell>
          <table:table-cell table:style-name="Table1.C3" office:value-type="string">
            <text:p text:style-name="P7">N/A</text:p>
          </table:table-cell>
          <table:table-cell table:style-name="Table1.D3" office:value-type="float" office:value="5467.296">
            <text:p text:style-name="P58">5467.3</text:p>
          </table:table-cell>
          <table:table-cell table:style-name="Table1.E3" office:value-type="string">
            <text:p text:style-name="P30">1312151</text:p>
          </table:table-cell>
          <table:table-cell table:style-name="Table1.F3" office:value-type="string">
            <text:p text:style-name="P52">0</text:p>
          </table:table-cell>
          <table:table-cell table:style-name="Table1.G3" office:value-type="string">
            <text:p text:style-name="P52">0</text:p>
          </table:table-cell>
          <table:table-cell table:style-name="Table1.H3" office:value-type="string">
            <text:p text:style-name="P30">1.820</text:p>
          </table:table-cell>
          <table:table-cell table:style-name="Table1.I3" office:value-type="string">
            <text:p text:style-name="P20">16</text:p>
          </table:table-cell>
          <table:covered-table-cell table:style-name="Table1.A2"/>
        </table:table-row>
        <table:table-row table:style-name="Table1.1">
          <table:covered-table-cell table:style-name="Table1.A2"/>
          <table:table-cell table:style-name="Table1.B4" office:value-type="string">
            <text:p text:style-name="P4">+X<text:span text:style-name="T1">11</text:span></text:p>
          </table:table-cell>
          <table:table-cell table:style-name="Table1.C4" office:value-type="string">
            <text:p text:style-name="P7">N/A</text:p>
          </table:table-cell>
          <table:table-cell table:style-name="Table1.D4" office:value-type="float" office:value="5497.063">
            <text:p text:style-name="P58">5497.06</text:p>
          </table:table-cell>
          <table:table-cell table:style-name="Table1.E4" office:value-type="string">
            <text:p text:style-name="P31">1319295</text:p>
          </table:table-cell>
          <table:table-cell table:style-name="Table1.F4" office:value-type="string">
            <text:p text:style-name="P52">0</text:p>
          </table:table-cell>
          <table:table-cell table:style-name="Table1.G4" office:value-type="string">
            <text:p text:style-name="P52">0</text:p>
          </table:table-cell>
          <table:table-cell table:style-name="Table1.H4" office:value-type="string">
            <text:p text:style-name="P31">2.001</text:p>
          </table:table-cell>
          <table:table-cell table:style-name="Table1.I4" office:value-type="string">
            <text:p text:style-name="P20">16</text:p>
          </table:table-cell>
          <table:covered-table-cell table:style-name="Table1.A2"/>
        </table:table-row>
        <table:table-row table:style-name="Table1.1">
          <table:covered-table-cell table:style-name="Table1.A2"/>
          <table:table-cell table:style-name="Table1.B4" office:value-type="string">
            <text:p text:style-name="P4">+X<text:span text:style-name="T1">12</text:span></text:p>
          </table:table-cell>
          <table:table-cell table:style-name="Table1.C4" office:value-type="string">
            <text:p text:style-name="P7">N/A</text:p>
          </table:table-cell>
          <table:table-cell table:style-name="Table1.D5" office:value-type="float" office:value="5542.188">
            <text:p text:style-name="P58">5542.19</text:p>
          </table:table-cell>
          <table:table-cell table:style-name="Table1.E4" office:value-type="string">
            <text:p text:style-name="P35">1330125</text:p>
          </table:table-cell>
          <table:table-cell table:style-name="Table1.F4" office:value-type="string">
            <text:p text:style-name="P52">0</text:p>
          </table:table-cell>
          <table:table-cell table:style-name="Table1.G4" office:value-type="string">
            <text:p text:style-name="P52">0</text:p>
          </table:table-cell>
          <table:table-cell table:style-name="Table1.H4" office:value-type="string">
            <text:p text:style-name="P35">2.090</text:p>
          </table:table-cell>
          <table:table-cell table:style-name="Table1.I4" office:value-type="string">
            <text:p text:style-name="P20">16</text:p>
          </table:table-cell>
          <table:covered-table-cell table:style-name="Table1.A2"/>
        </table:table-row>
        <table:table-row table:style-name="Table1.1">
          <table:covered-table-cell table:style-name="Table1.A2"/>
          <table:table-cell table:style-name="Table1.B4" office:value-type="string">
            <text:p text:style-name="P4">+X<text:span text:style-name="T1">13</text:span></text:p>
          </table:table-cell>
          <table:table-cell table:style-name="Table1.C4" office:value-type="string">
            <text:p text:style-name="P7">N/A</text:p>
          </table:table-cell>
          <table:table-cell table:style-name="Table1.D6" office:value-type="float" office:value="5530.525">
            <text:p text:style-name="P58">5530.53</text:p>
          </table:table-cell>
          <table:table-cell table:style-name="Table1.E4" office:value-type="string">
            <text:p text:style-name="P32">13<text:span text:style-name="T22">27326</text:span></text:p>
          </table:table-cell>
          <table:table-cell table:style-name="Table1.F4" office:value-type="string">
            <text:p text:style-name="P52">0</text:p>
          </table:table-cell>
          <table:table-cell table:style-name="Table1.G4" office:value-type="string">
            <text:p text:style-name="P52">0</text:p>
          </table:table-cell>
          <table:table-cell table:style-name="Table1.H4" office:value-type="string">
            <text:p text:style-name="P33">1.733</text:p>
          </table:table-cell>
          <table:table-cell table:style-name="Table1.I4" office:value-type="string">
            <text:p text:style-name="P20">16</text:p>
          </table:table-cell>
          <table:covered-table-cell table:style-name="Table1.A2"/>
        </table:table-row>
        <table:table-row table:style-name="Table1.1">
          <table:covered-table-cell table:style-name="Table1.A2"/>
          <table:table-cell table:style-name="Table1.B4" office:value-type="string">
            <text:p text:style-name="P4">…</text:p>
          </table:table-cell>
          <table:table-cell table:style-name="Table1.C4" office:value-type="string">
            <text:p text:style-name="P7">N/A</text:p>
          </table:table-cell>
          <table:table-cell table:style-name="Table1.D7" office:value-type="float" office:value="5323.075">
            <text:p text:style-name="P58">5323.08</text:p>
          </table:table-cell>
          <table:table-cell table:style-name="Table1.E4" office:value-type="string">
            <text:p text:style-name="P34">1277538</text:p>
          </table:table-cell>
          <table:table-cell table:style-name="Table1.F4" office:value-type="string">
            <text:p text:style-name="P52">0</text:p>
          </table:table-cell>
          <table:table-cell table:style-name="Table1.G4" office:value-type="string">
            <text:p text:style-name="P52">0</text:p>
          </table:table-cell>
          <table:table-cell table:style-name="Table1.H4" office:value-type="string">
            <text:p text:style-name="P34">1.925</text:p>
          </table:table-cell>
          <table:table-cell table:style-name="Table1.I4" office:value-type="string">
            <text:p text:style-name="P20">16</text:p>
          </table:table-cell>
          <table:covered-table-cell table:style-name="Table1.A2"/>
        </table:table-row>
        <table:table-row table:style-name="Table1.1">
          <table:covered-table-cell table:style-name="Table1.A2"/>
          <table:table-cell table:style-name="Table1.B4" office:value-type="string">
            <text:p text:style-name="P4">+X<text:span text:style-name="T1">1M</text:span></text:p>
          </table:table-cell>
          <table:table-cell table:style-name="Table1.C4" office:value-type="string">
            <text:p text:style-name="P7">N/A</text:p>
          </table:table-cell>
          <table:table-cell table:style-name="Table1.D8" office:value-type="float" office:value="5488.725">
            <text:p text:style-name="P58">5488.73</text:p>
          </table:table-cell>
          <table:table-cell table:style-name="Table1.E4" office:value-type="string">
            <text:p text:style-name="P34">1317294</text:p>
          </table:table-cell>
          <table:table-cell table:style-name="Table1.F4" office:value-type="string">
            <text:p text:style-name="P52">0</text:p>
          </table:table-cell>
          <table:table-cell table:style-name="Table1.G4" office:value-type="string">
            <text:p text:style-name="P52">0</text:p>
          </table:table-cell>
          <table:table-cell table:style-name="Table1.H4" office:value-type="string">
            <text:p text:style-name="P34">1.805</text:p>
          </table:table-cell>
          <table:table-cell table:style-name="Table1.I4" office:value-type="string">
            <text:p text:style-name="P20">16</text:p>
          </table:table-cell>
          <table:covered-table-cell table:style-name="Table1.A2"/>
        </table:table-row>
        <table:table-row table:style-name="Table1.1">
          <table:table-cell table:style-name="Table1.A9" table:number-rows-spanned="7" office:value-type="string">
            <text:p text:style-name="P42">2</text:p>
            <text:p text:style-name="P14">T<text:span text:style-name="T1">TEST</text:span><text:span text:style-name="T9"> = 240sec</text:span></text:p>
          </table:table-cell>
          <table:table-cell table:style-name="Table1.B9" office:value-type="string">
            <text:p text:style-name="P16">NONE</text:p>
          </table:table-cell>
          <table:table-cell table:style-name="Table1.C9" office:value-type="string">
            <text:p text:style-name="P8">N/A</text:p>
          </table:table-cell>
          <table:table-cell table:style-name="Table1.D9" office:value-type="float" office:value="19.983">
            <text:p text:style-name="P58">19.98</text:p>
          </table:table-cell>
          <table:table-cell table:style-name="Table1.E9" office:value-type="string">
            <text:p text:style-name="P20">4796</text:p>
          </table:table-cell>
          <table:table-cell table:style-name="Table1.F9" office:value-type="string">
            <text:p text:style-name="P20">4796</text:p>
          </table:table-cell>
          <table:table-cell table:style-name="Table1.G4" office:value-type="string">
            <text:p text:style-name="P53">0</text:p>
          </table:table-cell>
          <table:table-cell table:style-name="Table1.H9" office:value-type="string">
            <text:p text:style-name="P20">11.003</text:p>
          </table:table-cell>
          <table:table-cell table:style-name="Table1.I9" office:value-type="string">
            <text:p text:style-name="P20">16</text:p>
          </table:table-cell>
          <table:table-cell table:style-name="Table1.J9" table:number-rows-spanned="7" office:value-type="string">
            <text:p text:style-name="P40" loext:marker-style-name="T6"/>
            <text:p text:style-name="P4" loext:marker-style-name="T6"><text:span text:style-name="T6">Escenario con</text:span></text:p>
            <text:p text:style-name="P4" loext:marker-style-name="T6"><text:span text:style-name="T6">T1 y T2;</text:span></text:p>
            <text:p text:style-name="P40" loext:marker-style-name="T6"/>
            <text:p text:style-name="P4" loext:marker-style-name="T6"><text:span text:style-name="T6">T2=T2b&gt;T2a</text:span></text:p>
            <text:p text:style-name="P4" loext:marker-style-name="T6"><text:span text:style-name="T6">T31=T32=0</text:span></text:p>
          </table:table-cell>
        </table:table-row>
        <table:table-row table:style-name="Table1.1">
          <table:covered-table-cell table:style-name="Table1.A9"/>
          <table:table-cell table:style-name="Table1.B10" office:value-type="string">
            <text:p text:style-name="P4">+0</text:p>
          </table:table-cell>
          <table:table-cell table:style-name="Table1.C10" office:value-type="string">
            <text:p text:style-name="P7">N/A</text:p>
          </table:table-cell>
          <table:table-cell table:style-name="Table1.D10" office:value-type="float" office:value="1458.4">
            <text:p text:style-name="P58">1458.4</text:p>
          </table:table-cell>
          <table:table-cell table:style-name="Table1.E10" office:value-type="string">
            <text:p text:style-name="P10">350016</text:p>
          </table:table-cell>
          <table:table-cell table:style-name="Table1.F10" office:value-type="string">
            <text:p text:style-name="P10">350016</text:p>
          </table:table-cell>
          <table:table-cell table:style-name="Table1.G10" office:value-type="string">
            <text:p text:style-name="P52">0</text:p>
          </table:table-cell>
          <table:table-cell table:style-name="Table1.H10" office:value-type="string">
            <text:p text:style-name="P11">5.463</text:p>
          </table:table-cell>
          <table:table-cell table:style-name="Table1.I10" office:value-type="string">
            <text:p text:style-name="P20">16</text:p>
          </table:table-cell>
          <table:covered-table-cell table:style-name="Table1.J9"/>
        </table:table-row>
        <table:table-row table:style-name="Table1.1">
          <table:covered-table-cell table:style-name="Table1.A9"/>
          <table:table-cell table:style-name="Table1.B9" office:value-type="string">
            <text:p text:style-name="P4">+X<text:span text:style-name="T1">11</text:span></text:p>
          </table:table-cell>
          <table:table-cell table:style-name="Table1.C9" office:value-type="string">
            <text:p text:style-name="P7">N/A</text:p>
          </table:table-cell>
          <table:table-cell table:style-name="Table1.D11" office:value-type="float" office:value="2725.867">
            <text:p text:style-name="P58">2725.87</text:p>
          </table:table-cell>
          <table:table-cell table:style-name="Table1.E9" office:value-type="string">
            <text:p text:style-name="P9">654208</text:p>
          </table:table-cell>
          <table:table-cell table:style-name="Table1.F9" office:value-type="string">
            <text:p text:style-name="P9">654208</text:p>
          </table:table-cell>
          <table:table-cell table:style-name="Table1.G4" office:value-type="string">
            <text:p text:style-name="P52">0</text:p>
          </table:table-cell>
          <table:table-cell table:style-name="Table1.H9" office:value-type="string">
            <text:p text:style-name="P12">5.008</text:p>
          </table:table-cell>
          <table:table-cell table:style-name="Table1.I9" office:value-type="string">
            <text:p text:style-name="P20">16</text:p>
          </table:table-cell>
          <table:covered-table-cell table:style-name="Table1.J9"/>
        </table:table-row>
        <table:table-row table:style-name="Table1.1">
          <table:covered-table-cell table:style-name="Table1.A9"/>
          <table:table-cell table:style-name="Table1.B9" office:value-type="string">
            <text:p text:style-name="P4">+X<text:span text:style-name="T1">12</text:span></text:p>
          </table:table-cell>
          <table:table-cell table:style-name="Table1.C9" office:value-type="string">
            <text:p text:style-name="P7">N/A</text:p>
          </table:table-cell>
          <table:table-cell table:style-name="Table1.D12" office:value-type="float" office:value="5391.871">
            <text:p text:style-name="P58">5391.87</text:p>
          </table:table-cell>
          <table:table-cell table:style-name="Table1.E12" office:value-type="string">
            <text:p text:style-name="P22">1294049</text:p>
          </table:table-cell>
          <table:table-cell table:style-name="Table1.F9" office:value-type="string">
            <text:p text:style-name="P22">1294049</text:p>
          </table:table-cell>
          <table:table-cell table:style-name="Table1.G4" office:value-type="string">
            <text:p text:style-name="P52">0</text:p>
          </table:table-cell>
          <table:table-cell table:style-name="Table1.H9" office:value-type="string">
            <text:p text:style-name="P22">3.7462</text:p>
          </table:table-cell>
          <table:table-cell table:style-name="Table1.I9" office:value-type="string">
            <text:p text:style-name="P20">16</text:p>
          </table:table-cell>
          <table:covered-table-cell table:style-name="Table1.J9"/>
        </table:table-row>
        <table:table-row table:style-name="Table1.1">
          <table:covered-table-cell table:style-name="Table1.A9"/>
          <table:table-cell table:style-name="Table1.B9" office:value-type="string">
            <text:p text:style-name="P4">+X<text:span text:style-name="T1">13</text:span></text:p>
          </table:table-cell>
          <table:table-cell table:style-name="Table1.C9" office:value-type="string">
            <text:p text:style-name="P7">N/A</text:p>
          </table:table-cell>
          <table:table-cell table:style-name="Table1.D13" office:value-type="float" office:value="5583.963">
            <text:p text:style-name="P58">5583.96</text:p>
          </table:table-cell>
          <table:table-cell table:style-name="Table1.E13" office:value-type="string">
            <text:p text:style-name="P22">1340151</text:p>
          </table:table-cell>
          <table:table-cell table:style-name="Table1.F9" office:value-type="string">
            <text:p text:style-name="P22">1340151</text:p>
          </table:table-cell>
          <table:table-cell table:style-name="Table1.G4" office:value-type="string">
            <text:p text:style-name="P52">0</text:p>
          </table:table-cell>
          <table:table-cell table:style-name="Table1.H9" office:value-type="string">
            <text:p text:style-name="P22">3.854</text:p>
          </table:table-cell>
          <table:table-cell table:style-name="Table1.I9" office:value-type="string">
            <text:p text:style-name="P20">16</text:p>
          </table:table-cell>
          <table:covered-table-cell table:style-name="Table1.J9"/>
        </table:table-row>
        <table:table-row table:style-name="Table1.1">
          <table:covered-table-cell table:style-name="Table1.A9"/>
          <table:table-cell table:style-name="Table1.B9" office:value-type="string">
            <text:p text:style-name="P4">…</text:p>
          </table:table-cell>
          <table:table-cell table:style-name="Table1.C9" office:value-type="string">
            <text:p text:style-name="P7">N/A</text:p>
          </table:table-cell>
          <table:table-cell table:style-name="Table1.D14" office:value-type="float" office:value="5481.317">
            <text:p text:style-name="P58">5481.32</text:p>
          </table:table-cell>
          <table:table-cell table:style-name="Table1.E9" office:value-type="string">
            <text:p text:style-name="P21">1315516</text:p>
          </table:table-cell>
          <table:table-cell table:style-name="Table1.F9" office:value-type="string">
            <text:p text:style-name="P21">1315516</text:p>
          </table:table-cell>
          <table:table-cell table:style-name="Table1.G4" office:value-type="string">
            <text:p text:style-name="P52">0</text:p>
          </table:table-cell>
          <table:table-cell table:style-name="Table1.H9" office:value-type="string">
            <text:p text:style-name="P21">3.868</text:p>
          </table:table-cell>
          <table:table-cell table:style-name="Table1.I9" office:value-type="string">
            <text:p text:style-name="P20">16</text:p>
          </table:table-cell>
          <table:covered-table-cell table:style-name="Table1.J9"/>
        </table:table-row>
        <table:table-row table:style-name="Table1.1">
          <table:covered-table-cell table:style-name="Table1.A9"/>
          <table:table-cell table:style-name="Table1.B9" office:value-type="string">
            <text:p text:style-name="P4">+X<text:span text:style-name="T1">1M</text:span></text:p>
          </table:table-cell>
          <table:table-cell table:style-name="Table1.C9" office:value-type="string">
            <text:p text:style-name="P7">N/A</text:p>
          </table:table-cell>
          <table:table-cell table:style-name="Table1.D15" office:value-type="float" office:value="5694.196">
            <text:p text:style-name="P58">5694.2</text:p>
          </table:table-cell>
          <table:table-cell table:style-name="Table1.E9" office:value-type="string">
            <text:p text:style-name="P23">1366607</text:p>
          </table:table-cell>
          <table:table-cell table:style-name="Table1.F9" office:value-type="string">
            <text:p text:style-name="P23">1366607</text:p>
          </table:table-cell>
          <table:table-cell table:style-name="Table1.G4" office:value-type="string">
            <text:p text:style-name="P52">0</text:p>
          </table:table-cell>
          <table:table-cell table:style-name="Table1.H9" office:value-type="string">
            <text:p text:style-name="P23">3.796</text:p>
          </table:table-cell>
          <table:table-cell table:style-name="Table1.I9" office:value-type="string">
            <text:p text:style-name="P20">16</text:p>
          </table:table-cell>
          <table:covered-table-cell table:style-name="Table1.J9"/>
        </table:table-row>
        <table:table-row table:style-name="Table1.1">
          <table:table-cell table:style-name="Table1.A16" table:number-rows-spanned="7" office:value-type="string">
            <text:p text:style-name="P41">3A</text:p>
            <text:p text:style-name="P44">T<text:span text:style-name="T1">TEST</text:span><text:span text:style-name="T9"> = 240sec</text:span></text:p>
            <text:p text:style-name="P56">T<text:span text:style-name="T3">31</text:span><text:span text:style-name="T9"> =</text:span><text:span text:style-name="T10">60s</text:span></text:p>
            <text:p text:style-name="P54"><text:span text:style-name="T9">T</text:span><text:span text:style-name="T3">32</text:span><text:span text:style-name="T9"> =</text:span><text:span text:style-name="T10">1.162s</text:span></text:p>
          </table:table-cell>
          <table:table-cell table:style-name="Table1.B16" office:value-type="string">
            <text:p text:style-name="P16">NONE</text:p>
          </table:table-cell>
          <table:table-cell table:style-name="Table1.C16" office:value-type="string">
            <text:p text:style-name="P7">N/A</text:p>
          </table:table-cell>
          <table:table-cell table:style-name="Table1.D16" office:value-type="float" office:value="22.8">
            <text:p text:style-name="P58">22.8</text:p>
          </table:table-cell>
          <table:table-cell table:style-name="Table1.E16" office:value-type="string">
            <text:p text:style-name="P19">5472</text:p>
          </table:table-cell>
          <table:table-cell table:style-name="Table1.F16" office:value-type="string">
            <text:p text:style-name="P19">5472</text:p>
          </table:table-cell>
          <table:table-cell table:style-name="Table1.G16" office:value-type="string">
            <text:p text:style-name="P19">4</text:p>
          </table:table-cell>
          <table:table-cell table:style-name="Table1.H16" office:value-type="string">
            <text:p text:style-name="P19">10.490</text:p>
          </table:table-cell>
          <table:table-cell table:style-name="Table1.I16" office:value-type="string">
            <text:p text:style-name="P19">16</text:p>
          </table:table-cell>
          <table:table-cell table:style-name="Table1.J16" table:number-rows-spanned="7" office:value-type="string">
            <text:p text:style-name="P64">Escenario con</text:p>
            <text:p text:style-name="P61">T1, T2, T31 y T32</text:p>
            <text:p text:style-name="P67"/>
            <text:p text:style-name="P59">T2=T2b</text:p>
            <text:p text:style-name="P65"><text:span text:style-name="T15">T32=T32a</text:span></text:p>
          </table:table-cell>
        </table:table-row>
        <table:table-row table:style-name="Table1.1">
          <table:covered-table-cell table:style-name="Table1.A17"/>
          <table:table-cell table:style-name="Table1.B16" office:value-type="string">
            <text:p text:style-name="P4">+0</text:p>
          </table:table-cell>
          <table:table-cell table:style-name="Table1.C16" office:value-type="string">
            <text:p text:style-name="P7">N/A</text:p>
          </table:table-cell>
          <table:table-cell table:style-name="Table1.D17" office:value-type="float" office:value="1072.258">
            <text:p text:style-name="P58">1072.26</text:p>
          </table:table-cell>
          <table:table-cell table:style-name="Table1.E16" office:value-type="string">
            <text:p text:style-name="P15">257342</text:p>
          </table:table-cell>
          <table:table-cell table:style-name="Table1.F16" office:value-type="string">
            <text:p text:style-name="P15">257342</text:p>
          </table:table-cell>
          <table:table-cell table:style-name="Table1.G16" office:value-type="string">
            <text:p text:style-name="P9">4</text:p>
          </table:table-cell>
          <table:table-cell table:style-name="Table1.H16" office:value-type="string">
            <text:p text:style-name="P13">6.199</text:p>
          </table:table-cell>
          <table:table-cell table:style-name="Table1.I16" office:value-type="string">
            <text:p text:style-name="P13">16</text:p>
          </table:table-cell>
          <table:covered-table-cell table:style-name="Table1.J17"/>
        </table:table-row>
        <table:table-row table:style-name="Table1.1">
          <table:covered-table-cell table:style-name="Table1.A17"/>
          <table:table-cell table:style-name="Table1.B18" office:value-type="string">
            <text:p text:style-name="P4">+X<text:span text:style-name="T1">11</text:span></text:p>
          </table:table-cell>
          <table:table-cell table:style-name="Table1.C18" office:value-type="string">
            <text:p text:style-name="P7">N/A</text:p>
          </table:table-cell>
          <table:table-cell table:style-name="Table1.D18" office:value-type="float" office:value="4548.263">
            <text:p text:style-name="P58">4548.26</text:p>
          </table:table-cell>
          <table:table-cell table:style-name="Table1.E18" office:value-type="string">
            <text:p text:style-name="P9">1091583</text:p>
          </table:table-cell>
          <table:table-cell table:style-name="Table1.F18" office:value-type="string">
            <text:p text:style-name="P9">1091583</text:p>
          </table:table-cell>
          <table:table-cell table:style-name="Table1.G16" office:value-type="string">
            <text:p text:style-name="P9">4</text:p>
          </table:table-cell>
          <table:table-cell table:style-name="Table1.H18" office:value-type="string">
            <text:p text:style-name="P13">4.106</text:p>
          </table:table-cell>
          <table:table-cell table:style-name="Table1.I18" office:value-type="string">
            <text:p text:style-name="P21">16</text:p>
          </table:table-cell>
          <table:covered-table-cell table:style-name="Table1.J17"/>
        </table:table-row>
        <table:table-row table:style-name="Table1.1">
          <table:covered-table-cell table:style-name="Table1.A17"/>
          <table:table-cell table:style-name="Table1.B19" office:value-type="string">
            <text:p text:style-name="P4">+X<text:span text:style-name="T1">12</text:span></text:p>
          </table:table-cell>
          <table:table-cell table:style-name="Table1.C19" office:value-type="string">
            <text:p text:style-name="P7">N/A</text:p>
          </table:table-cell>
          <table:table-cell table:style-name="Table1.D19" office:value-type="float" office:value="5782.721">
            <text:p text:style-name="P58">5782.72</text:p>
          </table:table-cell>
          <table:table-cell table:style-name="Table1.E19" office:value-type="string">
            <text:p text:style-name="P26">1387853</text:p>
          </table:table-cell>
          <table:table-cell table:style-name="Table1.F19" office:value-type="string">
            <text:p text:style-name="P26">1387853</text:p>
          </table:table-cell>
          <table:table-cell table:style-name="Table1.G16" office:value-type="string">
            <text:p text:style-name="P6">4</text:p>
          </table:table-cell>
          <table:table-cell table:style-name="Table1.H19" office:value-type="string">
            <text:p text:style-name="P26">3.737</text:p>
          </table:table-cell>
          <table:table-cell table:style-name="Table1.I19" office:value-type="string">
            <text:p text:style-name="P13">16</text:p>
          </table:table-cell>
          <table:covered-table-cell table:style-name="Table1.J17"/>
        </table:table-row>
        <table:table-row table:style-name="Table1.1">
          <table:covered-table-cell table:style-name="Table1.A17"/>
          <table:table-cell table:style-name="Table1.B20" office:value-type="string">
            <text:p text:style-name="P4">+X<text:span text:style-name="T1">13</text:span></text:p>
          </table:table-cell>
          <table:table-cell table:style-name="Table1.C20" office:value-type="string">
            <text:p text:style-name="P7">N/A</text:p>
          </table:table-cell>
          <table:table-cell table:style-name="Table1.D20" office:value-type="float" office:value="3765.121">
            <text:p text:style-name="P58">3765.12</text:p>
          </table:table-cell>
          <table:table-cell table:style-name="Table1.E20" office:value-type="string">
            <text:p text:style-name="P9">903629</text:p>
          </table:table-cell>
          <table:table-cell table:style-name="Table1.F20" office:value-type="string">
            <text:p text:style-name="P9">903629</text:p>
          </table:table-cell>
          <table:table-cell table:style-name="Table1.G20" office:value-type="string">
            <text:p text:style-name="P9">4</text:p>
          </table:table-cell>
          <table:table-cell table:style-name="Table1.H20" office:value-type="string">
            <text:p text:style-name="P13">4.365</text:p>
          </table:table-cell>
          <table:table-cell table:style-name="Table1.I20" office:value-type="string">
            <text:p text:style-name="P5">16</text:p>
          </table:table-cell>
          <table:covered-table-cell table:style-name="Table1.J17"/>
        </table:table-row>
        <table:table-row table:style-name="Table1.21">
          <table:covered-table-cell table:style-name="Table1.A21"/>
          <table:table-cell table:style-name="Table1.B21" office:value-type="string">
            <text:p text:style-name="P4">…</text:p>
          </table:table-cell>
          <table:table-cell table:style-name="Table1.C21" office:value-type="string">
            <text:p text:style-name="P7">N/A</text:p>
          </table:table-cell>
          <table:table-cell table:style-name="Table1.D21" office:value-type="float" office:value="3897.804">
            <text:p text:style-name="P58">3897.8</text:p>
          </table:table-cell>
          <table:table-cell table:style-name="Table1.E21" office:value-type="string">
            <text:p text:style-name="P5">935473</text:p>
          </table:table-cell>
          <table:table-cell table:style-name="Table1.F21" office:value-type="string">
            <text:p text:style-name="P5">935473</text:p>
          </table:table-cell>
          <table:table-cell table:style-name="Table1.G21" office:value-type="string">
            <text:p text:style-name="P9">4</text:p>
          </table:table-cell>
          <table:table-cell table:style-name="Table1.H21" office:value-type="string">
            <text:p text:style-name="P6">4.565</text:p>
          </table:table-cell>
          <table:table-cell table:style-name="Table1.I21" office:value-type="string">
            <text:p text:style-name="P5">16</text:p>
          </table:table-cell>
          <table:covered-table-cell table:style-name="Table1.J21"/>
        </table:table-row>
        <table:table-row table:style-name="Table1.1">
          <table:covered-table-cell table:style-name="Table1.A22"/>
          <table:table-cell table:style-name="Table1.B22" office:value-type="string">
            <text:p text:style-name="P4">+X<text:span text:style-name="T1">1M</text:span></text:p>
          </table:table-cell>
          <table:table-cell table:style-name="Table1.C22" office:value-type="string">
            <text:p text:style-name="P7">N/A</text:p>
          </table:table-cell>
          <table:table-cell table:style-name="Table1.D22" office:value-type="float" office:value="5586.379">
            <text:p text:style-name="P58">5586.38</text:p>
          </table:table-cell>
          <table:table-cell table:style-name="Table1.E22" office:value-type="string">
            <text:p text:style-name="P20">1340731</text:p>
          </table:table-cell>
          <table:table-cell table:style-name="Table1.F22" office:value-type="string">
            <text:p text:style-name="P20">1340731</text:p>
          </table:table-cell>
          <table:table-cell table:style-name="Table1.G22" office:value-type="string">
            <text:p text:style-name="P20">4</text:p>
          </table:table-cell>
          <table:table-cell table:style-name="Table1.H22" office:value-type="string">
            <text:p text:style-name="P20">4.068</text:p>
          </table:table-cell>
          <table:table-cell table:style-name="Table1.I22" office:value-type="string">
            <text:p text:style-name="P20">16</text:p>
          </table:table-cell>
          <table:covered-table-cell table:style-name="Table1.J22"/>
        </table:table-row>
        <table:table-row table:style-name="Table1.1">
          <table:table-cell table:style-name="Table1.A23" table:number-rows-spanned="7" office:value-type="string">
            <text:p text:style-name="P43">3<text:span text:style-name="T19">B</text:span></text:p>
            <text:p text:style-name="P46">T<text:span text:style-name="T1">TEST</text:span><text:span text:style-name="T9"> = 240sec</text:span></text:p>
            <text:p text:style-name="P57">T<text:span text:style-name="T3">31</text:span><text:span text:style-name="T9"> =</text:span><text:span text:style-name="T10">60s</text:span></text:p>
            <text:p text:style-name="P55"><text:span text:style-name="T9">T</text:span><text:span text:style-name="T3">32</text:span><text:span text:style-name="T9"> =</text:span><text:span text:style-name="T11">2</text:span><text:span text:style-name="T10">.</text:span><text:span text:style-name="T11">35</text:span><text:span text:style-name="T10">s</text:span></text:p>
          </table:table-cell>
          <table:table-cell table:style-name="Table1.B23" office:value-type="string">
            <text:p text:style-name="P16">NONE</text:p>
          </table:table-cell>
          <table:table-cell table:style-name="Table1.C23" office:value-type="string">
            <text:p text:style-name="P7">N/A</text:p>
          </table:table-cell>
          <table:table-cell table:style-name="Table1.D23" office:value-type="float" office:value="5.483">
            <text:p text:style-name="P58">5.48</text:p>
          </table:table-cell>
          <table:table-cell table:style-name="Table1.E23" office:value-type="string">
            <text:p text:style-name="P29">1316</text:p>
          </table:table-cell>
          <table:table-cell table:style-name="Table1.F23" office:value-type="string">
            <text:p text:style-name="P29">1316</text:p>
          </table:table-cell>
          <table:table-cell table:style-name="Table1.G23" office:value-type="string">
            <text:p text:style-name="P19">4</text:p>
          </table:table-cell>
          <table:table-cell table:style-name="Table1.H23" office:value-type="string">
            <text:p text:style-name="P29">18.581</text:p>
          </table:table-cell>
          <table:table-cell table:style-name="Table1.I23" office:value-type="string">
            <text:p text:style-name="P20">16</text:p>
          </table:table-cell>
          <table:table-cell table:style-name="Table1.J23" table:number-rows-spanned="7" office:value-type="string">
            <text:p text:style-name="P63">Escenario con</text:p>
            <text:p text:style-name="P62">T1, T2, T31 y T32</text:p>
            <text:p text:style-name="P68"/>
            <text:p text:style-name="P60">T2=T2b</text:p>
            <text:p text:style-name="P66"><text:span text:style-name="T15">T32=T32</text:span><text:span text:style-name="T16">b</text:span></text:p>
          </table:table-cell>
        </table:table-row>
        <table:table-row table:style-name="Table1.1">
          <table:covered-table-cell table:style-name="Table1.A23"/>
          <table:table-cell table:style-name="Table1.B24" office:value-type="string">
            <text:p text:style-name="P4">+0</text:p>
          </table:table-cell>
          <table:table-cell table:style-name="Table1.C24" office:value-type="string">
            <text:p text:style-name="P7">N/A</text:p>
          </table:table-cell>
          <table:table-cell table:style-name="Table1.D24" office:value-type="float" office:value="5587.95">
            <text:p text:style-name="P58">5587.95</text:p>
          </table:table-cell>
          <table:table-cell table:style-name="Table1.E24" office:value-type="string">
            <text:p text:style-name="P28">1341108</text:p>
          </table:table-cell>
          <table:table-cell table:style-name="Table1.F24" office:value-type="string">
            <text:p text:style-name="P28">1341108</text:p>
          </table:table-cell>
          <table:table-cell table:style-name="Table1.G24" office:value-type="string">
            <text:p text:style-name="P9">4</text:p>
          </table:table-cell>
          <table:table-cell table:style-name="Table1.H24" office:value-type="string">
            <text:p text:style-name="P28">3.738</text:p>
          </table:table-cell>
          <table:table-cell table:style-name="Table1.I24" office:value-type="string">
            <text:p text:style-name="P20">16</text:p>
          </table:table-cell>
          <table:covered-table-cell table:style-name="Table1.J24"/>
        </table:table-row>
        <table:table-row table:style-name="Table1.1">
          <table:covered-table-cell table:style-name="Table1.A23"/>
          <table:table-cell table:style-name="Table1.B25" office:value-type="string">
            <text:p text:style-name="P4">+X<text:span text:style-name="T1">11</text:span></text:p>
          </table:table-cell>
          <table:table-cell table:style-name="Table1.C25" office:value-type="string">
            <text:p text:style-name="P7">N/A</text:p>
          </table:table-cell>
          <table:table-cell table:style-name="Table1.D25" office:value-type="float" office:value="5797.296">
            <text:p text:style-name="P58">5797.3</text:p>
          </table:table-cell>
          <table:table-cell table:style-name="Table1.E25" office:value-type="string">
            <text:p text:style-name="P26">1391351</text:p>
          </table:table-cell>
          <table:table-cell table:style-name="Table1.F25" office:value-type="string">
            <text:p text:style-name="P26">1391351</text:p>
          </table:table-cell>
          <table:table-cell table:style-name="Table1.G25" office:value-type="string">
            <text:p text:style-name="P9">4</text:p>
          </table:table-cell>
          <table:table-cell table:style-name="Table1.H25" office:value-type="string">
            <text:p text:style-name="P26">3.647</text:p>
          </table:table-cell>
          <table:table-cell table:style-name="Table1.I25" office:value-type="string">
            <text:p text:style-name="P20">16</text:p>
          </table:table-cell>
          <table:covered-table-cell table:style-name="Table1.J24"/>
        </table:table-row>
        <table:table-row table:style-name="Table1.1">
          <table:covered-table-cell table:style-name="Table1.A23"/>
          <table:table-cell table:style-name="Table1.B26" office:value-type="string">
            <text:p text:style-name="P4">+X<text:span text:style-name="T1">12</text:span></text:p>
          </table:table-cell>
          <table:table-cell table:style-name="Table1.C26" office:value-type="string">
            <text:p text:style-name="P7">N/A</text:p>
          </table:table-cell>
          <table:table-cell table:style-name="Table1.D26" office:value-type="float" office:value="5599.438">
            <text:p text:style-name="P58">5599.44</text:p>
          </table:table-cell>
          <table:table-cell table:style-name="Table1.E26" office:value-type="string">
            <text:p text:style-name="P25">1343865</text:p>
          </table:table-cell>
          <table:table-cell table:style-name="Table1.F26" office:value-type="string">
            <text:p text:style-name="P25">1343865</text:p>
          </table:table-cell>
          <table:table-cell table:style-name="Table1.G26" office:value-type="string">
            <text:p text:style-name="P6">4</text:p>
          </table:table-cell>
          <table:table-cell table:style-name="Table1.H26" office:value-type="string">
            <text:p text:style-name="P25">3.841</text:p>
          </table:table-cell>
          <table:table-cell table:style-name="Table1.I26" office:value-type="string">
            <text:p text:style-name="P20">16</text:p>
          </table:table-cell>
          <table:covered-table-cell table:style-name="Table1.J24"/>
        </table:table-row>
        <table:table-row table:style-name="Table1.1">
          <table:covered-table-cell table:style-name="Table1.A23"/>
          <table:table-cell table:style-name="Table1.B26" office:value-type="string">
            <text:p text:style-name="P4">+X<text:span text:style-name="T1">13</text:span></text:p>
          </table:table-cell>
          <table:table-cell table:style-name="Table1.C26" office:value-type="string">
            <text:p text:style-name="P7">N/A</text:p>
          </table:table-cell>
          <table:table-cell table:style-name="Table1.D27" office:value-type="float" office:value="5689.921">
            <text:p text:style-name="P58">5689.92</text:p>
          </table:table-cell>
          <table:table-cell table:style-name="Table1.E26" office:value-type="string">
            <text:p text:style-name="P25">1365581</text:p>
          </table:table-cell>
          <table:table-cell table:style-name="Table1.F26" office:value-type="string">
            <text:p text:style-name="P25">1365581</text:p>
          </table:table-cell>
          <table:table-cell table:style-name="Table1.G26" office:value-type="string">
            <text:p text:style-name="P25">4</text:p>
          </table:table-cell>
          <table:table-cell table:style-name="Table1.H26" office:value-type="string">
            <text:p text:style-name="P25">3.549</text:p>
          </table:table-cell>
          <table:table-cell table:style-name="Table1.I26" office:value-type="string">
            <text:p text:style-name="P20">16</text:p>
          </table:table-cell>
          <table:covered-table-cell table:style-name="Table1.J24"/>
        </table:table-row>
        <table:table-row table:style-name="Table1.1">
          <table:covered-table-cell table:style-name="Table1.A23"/>
          <table:table-cell table:style-name="Table1.B26" office:value-type="string">
            <text:p text:style-name="P4">…</text:p>
          </table:table-cell>
          <table:table-cell table:style-name="Table1.C26" office:value-type="string">
            <text:p text:style-name="P7">N/A</text:p>
          </table:table-cell>
          <table:table-cell table:style-name="Table1.D28" office:value-type="float" office:value="5718.25">
            <text:p text:style-name="P58">5718.25</text:p>
          </table:table-cell>
          <table:table-cell table:style-name="Table1.E26" office:value-type="string">
            <text:p text:style-name="P23">1372380</text:p>
          </table:table-cell>
          <table:table-cell table:style-name="Table1.F26" office:value-type="string">
            <text:p text:style-name="P23">1372380</text:p>
          </table:table-cell>
          <table:table-cell table:style-name="Table1.G26" office:value-type="string">
            <text:p text:style-name="P9">4</text:p>
          </table:table-cell>
          <table:table-cell table:style-name="Table1.H26" office:value-type="string">
            <text:p text:style-name="P23">3.428</text:p>
          </table:table-cell>
          <table:table-cell table:style-name="Table1.I26" office:value-type="string">
            <text:p text:style-name="P20">16</text:p>
          </table:table-cell>
          <table:covered-table-cell table:style-name="Table1.J24"/>
        </table:table-row>
        <table:table-row table:style-name="Table1.1">
          <table:covered-table-cell table:style-name="Table1.A23"/>
          <table:table-cell table:style-name="Table1.B29" office:value-type="string">
            <text:p text:style-name="P4">+X<text:span text:style-name="T1">1M</text:span></text:p>
          </table:table-cell>
          <table:table-cell table:style-name="Table1.C29" office:value-type="string">
            <text:p text:style-name="P7">N/A</text:p>
          </table:table-cell>
          <table:table-cell table:style-name="Table1.D29" office:value-type="float" office:value="5409.85">
            <text:p text:style-name="P58">5409.85</text:p>
          </table:table-cell>
          <table:table-cell table:style-name="Table1.E29" office:value-type="string">
            <text:p text:style-name="P24">1<text:span text:style-name="T20">298</text:span>3<text:span text:style-name="T20">64</text:span></text:p>
          </table:table-cell>
          <table:table-cell table:style-name="Table1.F29" office:value-type="string">
            <text:p text:style-name="P24">1<text:span text:style-name="T20">298</text:span>3<text:span text:style-name="T20">64</text:span></text:p>
          </table:table-cell>
          <table:table-cell table:style-name="Table1.G29" office:value-type="string">
            <text:p text:style-name="P20">4</text:p>
          </table:table-cell>
          <table:table-cell table:style-name="Table1.H29" office:value-type="string">
            <text:p text:style-name="P27">3.896</text:p>
          </table:table-cell>
          <table:table-cell table:style-name="Table1.I29" office:value-type="string">
            <text:p text:style-name="P20">16</text:p>
          </table:table-cell>
          <table:covered-table-cell table:style-name="Table1.J24"/>
        </table:table-row>
      </table:table>
      <text:p text:style-name="P49"/>
      <text:p text:style-name="P50"><text:span text:style-name="T7">* The packet generation device(s) are in large limited by their hardware, with the best one’s maximum speed being 300Mbps.</text:span></text:p>
      <text:p text:style-name="P1">** The Access Point used for these tests unfortunately did not provide any meaningful Wi-Fi traffic statistics. <text:span text:style-name="T8">Instead, the throughput of the packet capture </text:span></text:p>
      <text:p text:style-name="P3">*** The Number of ML executions includes a final execution, as soon as the full T<text:span text:style-name="T1">TEST </text:span><text:span text:style-name="T9">has elapsed</text:span></text:p>
      <text:p text:style-name="P2">***<text:span text:style-name="T14">*</text:span> T1 is estimated by subtracting the simulated T2 CPU time from the total CPU time. <text:span text:style-name="T13">These estimations are far higher than the specific measurements made </text:span><text:span text:style-name="T14">by measuring the CPU usage time of</text:span><text:span text:style-name="T13"> </text:span><text:span text:style-name="T14">standalone </text:span><text:span text:style-name="T13">tcpdump</text:span></text:p>
      <text:p text:style-name="P2">****<text:span text:style-name="T14">*</text:span> T2 is an estimation of the real CPU time requirements of the packet processing algorithm</text:p>
      <text:p text:style-name="P18"><text:span text:style-name="T18">****** The tests ran with traffic generator “NONE” were ran </text:span><text:span text:style-name="T21">by monitoring</text:span><text:span text:style-name="T18"> normal home traffic (HD Video streaming, web browsing, </text:span><text:span text:style-name="T21">etc</text:span><text:span text:style-name="T18">)</text:span></text:p>
      <text:p text:style-name="P18"/>
      <text:p text:style-name="P38">Test source code in: <text:a xlink:type="simple" xlink:href="https://github.com/CrashLogger/RPI4B-Probe/tree/main/tests/sniffer" text:style-name="Internet_20_link" text:visited-style-name="Visited_20_Internet_20_Link">https://github.com/CrashLogger/RPI4B-Probe/tree/main/tests/sniffer</text:a></text:p>
      <text:p text:style-name="P38">Dependencies: nexmon (Wi-Fi chip firmware replacement), libpcap (Packet capture library)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2:41:53.593185559</meta:creation-date>
    <dc:date>2024-09-26T02:38:27.702800444</dc:date>
    <meta:editing-duration>PT2H9M8S</meta:editing-duration>
    <meta:editing-cycles>24</meta:editing-cycles>
    <meta:generator>LibreOffice/24.2.5.2$Linux_X86_64 LibreOffice_project/420$Build-2</meta:generator>
    <meta:print-date>2024-09-26T02:38:17.844376552</meta:print-date>
    <meta:printed-by>PDF files</meta:printed-by>
    <meta:document-statistic meta:table-count="1" meta:image-count="0" meta:object-count="0" meta:page-count="2" meta:paragraph-count="274" meta:word-count="454" meta:character-count="2361" meta:non-whitespace-character-count="2180"/>
  </office:meta>
</office:document-meta>
</file>